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Text_20_body">
      <style:text-properties fo:font-size="9pt" style:font-size-asian="9pt" style:font-size-complex="9pt"/>
    </style:style>
    <style:style style:name="P3" style:family="paragraph" style:parent-style-name="Text_20_body">
      <style:paragraph-properties fo:background-color="#000000">
        <style:background-image/>
      </style:paragraph-properties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language-asian="ko" style:country-asian="KR"/>
    </style:style>
    <style:style style:name="T3" style:family="text">
      <style:text-properties fo:font-size="8pt" style:font-size-asian="8pt" style:language-asian="ko" style:country-asian="KR" style:font-size-complex="8pt"/>
    </style:style>
    <style:style style:name="T4" style:family="text">
      <style:text-properties fo:font-size="10pt" fo:language="none" fo:country="none" style:font-size-asian="10pt" style:language-asian="ko" style:country-asian="KR" style:font-size-complex="10pt"/>
    </style:style>
    <style:style style:name="T5" style:family="text">
      <style:text-properties fo:language="none" fo:country="none" style:language-asian="ko" style:country-asian="K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MFParser</text:h>
      <text:p text:style-name="Standard"/>
      <text:p text:style-name="Standard"><text:a xlink:type="simple" xlink:href="http://amfparser.codeplex.com/">http://amfparser.codeplex.com/</text:a></text:p>
      <text:p text:style-name="Standard"/>
      <text:p text:style-name="Standard"/>
      <text:h text:style-name="Heading_20_2" text:outline-level="2">ReadAMF3Date</text:h>
      <text:p text:style-name="Standard"><text:a xlink:type="simple" xlink:href="http://amfphp.svn.sourceforge.net/viewvc/amfphp/trunk/core/amf/io/AMFDeserializer.php?revision=1&amp;view=markup"><text:span text:style-name="T1">http://amfphp.svn.sourceforge.net/viewvc/amfphp/trunk/core/amf/io/AMFDeserializer.php?revision=1&amp;view=markup</text:span></text:a><text:span text:style-name="T1"> </text:span></text:p>
      <text:section text:style-name="Sect1" text:name="Section1">
        <text:p text:style-name="P2"><text:s text:c="2"/>398 <text:s text:c="4"/>function readAmf3Date()</text:p>
        <text:p text:style-name="P2"><text:s text:c="2"/>399 <text:s text:c="4"/>{</text:p>
        <text:p text:style-name="P2"><text:s text:c="2"/>400 <text:s text:c="8"/>$dateref = $this-&gt;readAmf3Int();</text:p>
        <text:p text:style-name="P2"><text:s text:c="2"/>401 <text:s text:c="8"/>if (($dateref &amp; 0x01) == 0) {</text:p>
        <text:p text:style-name="P2"><text:s text:c="2"/>402 <text:s text:c="12"/>$dateref = $dateref &gt;&gt; 1;</text:p>
        <text:p text:style-name="P2"><text:s text:c="2"/>403 <text:s text:c="12"/>if ($dateref&gt;=count($this-&gt;storedObjects)) {</text:p>
        <text:p text:style-name="P2"><text:s text:c="2"/>404 <text:s text:c="16"/>trigger_error('Undefined date reference: ' . $dateref, E_USER_ERROR);</text:p>
        <text:p text:style-name="P2"><text:s text:c="2"/>405 <text:s text:c="16"/>return false;</text:p>
        <text:p text:style-name="P2"><text:s text:c="2"/>406 <text:s text:c="12"/>}</text:p>
        <text:p text:style-name="P2"><text:s text:c="2"/>407 <text:s text:c="12"/>return $this-&gt;storedObjects[$dateref];</text:p>
        <text:p text:style-name="P2"><text:s text:c="2"/>408 <text:s text:c="8"/>}</text:p>
        <text:p text:style-name="P2"><text:s text:c="2"/>409 <text:s text:c="8"/>//$timeOffset = ($dateref &gt;&gt; 1) * 6000 * -1;</text:p>
        <text:p text:style-name="P2"><text:s text:c="2"/>410 <text:s text:c="8"/>$ms = $this-&gt;readDouble();</text:p>
        <text:p text:style-name="P2"><text:s text:c="2"/>411 </text:p>
        <text:p text:style-name="P2"><text:s text:c="2"/>412 <text:s text:c="8"/>//$date = $ms-$timeOffset;</text:p>
        <text:p text:style-name="P2"><text:s text:c="2"/>413 <text:s text:c="8"/>$date = $ms;</text:p>
        <text:p text:style-name="P2"><text:s text:c="2"/>414 </text:p>
        <text:p text:style-name="P2"><text:s text:c="2"/>415 <text:s text:c="8"/>$this-&gt;storedObjects[] = &amp; $date;</text:p>
        <text:p text:style-name="P2"><text:s text:c="2"/>416 <text:s text:c="8"/>return $date;</text:p>
        <text:p text:style-name="P2"><text:s text:c="2"/>417 <text:s text:c="4"/>}</text:p>
      </text:section>
      <text:p text:style-name="P3">Int Ref </text:p>
      <text:p text:style-name="P3">Ref<text:span text:style-name="T2"> &gt;&gt;= 1;</text:span></text:p>
      <text:p text:style-name="P3">if(Ref&amp;0x1)</text:p>
      <text:p text:style-name="P3">{</text:p>
      <text:p text:style-name="P3"><text:tab/>TODO: Look for Ref</text:p>
      <text:p text:style-name="P3">}else</text:p>
      <text:p text:style-name="P3">{</text:p>
      <text:p text:style-name="P3"><text:tab/>Rea<text:span text:style-name="T2">dAMF3Double</text:span></text:p>
      <text:p text:style-name="P3"><text:span text:style-name="T2"><text:tab/>TODO: Store for Ref</text:span></text:p>
      <text:p text:style-name="P3">}</text:p>
      <text:h text:style-name="Heading_20_1" text:outline-level="1"><text:soft-page-break/>Basic Types</text:h>
      <text:h text:style-name="Heading_20_2" text:outline-level="2">Rea<text:span text:style-name="T2">dDouble</text:span></text:h>
      <text:p text:style-name="Text_20_body"><text:span text:style-name="T2">8 bytes -&gt; unpack dflt</text:span></text:p>
      <text:p text:style-name="Text_20_body"><text:span text:style-name="T2">flt</text:span></text:p>
      <text:p text:style-name="Text_20_body"><text:a xlink:type="simple" xlink:href="http://msdn.microsoft.com/en-us/library/cc953fe1.aspx">http://msdn.microsoft.com/en-us/library/cc953fe1.aspx</text:a><text:span text:style-name="T2"> </text:span></text:p>
      <text:p text:style-name="Text_20_body"><text:span text:style-name="T2">double: 8 bytes</text:span></text:p>
      <text:p text:style-name="Text_20_body"><text:span text:style-name="T2"><text:s/></text:span></text:p>
      <text:section text:style-name="Sect1" text:name="Section2">
        <text:p text:style-name="P3"><text:s/>322 <text:tab/>/**</text:p>
        <text:p text:style-name="P3"><text:s text:c="2"/>323 <text:tab/> * readDouble reads the floating point value from the bytes stream and properly orders</text:p>
        <text:p text:style-name="P3"><text:s text:c="2"/>324 <text:tab/> * the bytes depending on the system architecture.</text:p>
        <text:p text:style-name="P3"><text:s text:c="2"/>325 <text:tab/> *</text:p>
        <text:p text:style-name="P3"><text:s text:c="2"/>326 <text:tab/> * @return float The floating point value of the next 8 bytes</text:p>
        <text:p text:style-name="P3"><text:s text:c="2"/>327 <text:tab/> */</text:p>
        <text:p text:style-name="P3"><text:s text:c="2"/>328 <text:tab/>function readDouble() {</text:p>
        <text:p text:style-name="P3"><text:s text:c="2"/>329 <text:tab/><text:tab/>$bytes = substr($this-&gt;raw_data, $this-&gt;current_byte, 8);</text:p>
        <text:p text:style-name="P3"><text:s text:c="2"/>330 <text:tab/><text:tab/>$this-&gt;current_byte += 8;</text:p>
        <text:p text:style-name="P3"><text:s text:c="2"/>331 <text:tab/><text:tab/>if ($this-&gt;isBigEndian) {</text:p>
        <text:p text:style-name="P3"><text:s text:c="2"/>332 <text:tab/><text:tab/><text:tab/> $bytes = strrev($bytes);</text:p>
        <text:p text:style-name="P3"><text:s text:c="2"/>333 <text:tab/><text:tab/>}</text:p>
        <text:p text:style-name="P3"><text:s text:c="2"/>334 <text:tab/><text:tab/>$zz = unpack("dflt", $bytes); // unpack the bytes</text:p>
        <text:p text:style-name="P3"><text:s text:c="2"/>335 <text:tab/><text:tab/>return $zz['flt']; // return the number from the associative array</text:p>
        <text:p text:style-name="P3"><text:s text:c="2"/>336 <text:tab/>}</text:p>
      </text:section>
      <text:h text:style-name="Heading_20_1" text:outline-level="1"><text:span text:style-name="T2">TODO</text:span></text:h>
      <text:p text:style-name="Text_20_body"><text:span text:style-name="T2">UserMangement(Set Password).saz: Packet 25</text:span></text:p>
      <text:p text:style-name="Text_20_body"><text:span text:style-name="T2">UserMangement(Set Password).saz: Packet 2 -&gt; </text:span><text:span text:style-name="T5">ReadAMF3String Storage Lookup</text:span></text:p>
      <text:h text:style-name="Heading_20_1" text:outline-level="1"><text:span text:style-name="T2">Test</text:span></text:h>
      <text:p text:style-name="Text_20_body"><text:a xlink:type="simple" xlink:href="../Tests"><text:span text:style-name="T3">T:\mat\Projects\ResearchTools\Web\AMFParser\AMFParser\Tests</text:span></text:a></text:p>
      <text:h text:style-name="Heading_20_1" text:outline-level="1">References</text:h>
      <text:p text:style-name="Standard"><text:a xlink:type="simple" xlink:href="http://amfphp.svn.sourceforge.net/viewvc/amfphp/trunk/core/amf/io/">http://amfphp.svn.sourceforge.net/viewvc/amfphp/trunk/core/amf/io/</text:a> </text:p>
      <text:p text:style-name="Standard"><text:a xlink:type="simple" xlink:href="http://amfphp.svn.sourceforge.net/viewvc/amfphp/trunk/core/amf/io/AMFDeserializer.php?revision=1&amp;view=markup"><text:span text:style-name="T1">http://amfphp.svn.sourceforge.net/viewvc/amfphp/trunk/core/amf/io/AMFDeserializer.php?revision=1&amp;view=markup</text:span></text:a><text:span text:style-name="T1"> </text:span></text:p>
      <text:p text:style-name="Standard"><text:a xlink:type="simple" xlink:href="http://amfphp.svn.sourceforge.net/viewvc/amfphp/trunk/core/amf/io/AMFBaseDeserializer.php?revision=1&amp;view=markup"><text:span text:style-name="T1">http://amfphp.svn.sourceforge.net/viewvc/amfphp/trunk/core/amf/io/AMFBaseDeserializer.php?revision=1&amp;view=markup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바탕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6T13:58:08.59</meta:creation-date>
    <dc:date>2009-11-06T15:05:38.40</dc:date>
    <meta:editing-duration>PT01H04M56S</meta:editing-duration>
    <meta:editing-cycles>23</meta:editing-cycles>
    <meta:generator>OpenOffice.org/3.1$Win32 OpenOffice.org_project/310m19$Build-9420</meta:generator>
    <meta:document-statistic meta:table-count="0" meta:image-count="0" meta:object-count="0" meta:page-count="2" meta:paragraph-count="65" meta:word-count="223" meta:character-count="2152"/>
  </office:meta>
</office:document-meta>
</file>